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officeooo:rsid="001c197e" officeooo:paragraph-rsid="001c197e" style:font-size-asian="22pt" style:language-asian="zh" style:country-asian="CN" style:font-weight-asian="bold" style:font-size-complex="25.1000003814697pt" style:font-weight-complex="bold"/>
    </style:style>
    <style:style style:name="P2" style:family="paragraph" style:parent-style-name="Standard">
      <style:text-properties fo:font-size="17.1000003814697pt" fo:font-style="normal" fo:font-weight="normal" officeooo:rsid="001c3e43" officeooo:paragraph-rsid="001c3e43" style:font-size-asian="15pt" style:language-asian="zh" style:country-asian="CN" style:font-style-asian="normal" style:font-weight-asian="normal" style:font-size-complex="17.1000003814697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for循环</text:p>
      <text:p text:style-name="P2">语法：</text:p>
      <text:p text:style-name="P2">for（表达式1；表达式2；表达式3）{</text:p>
      <text:p text:style-name="P2"><text:s text:c="3"/>循环体</text:p>
      <text:p text:style-name="P2">}</text:p>
      <text:p text:style-name="P2">表达式1：计数器的初始化</text:p>
      <text:p text:style-name="P2">表达式2：循环条件的判断</text:p>
      <text:p text:style-name="P2">表达式3：计数器的累加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0S</meta:editing-duration>
    <meta:editing-cycles>3</meta:editing-cycles>
    <meta:generator>LibreOffice/5.3.0.3$Windows_X86_64 LibreOffice_project/7074905676c47b82bbcfbea1aeefc84afe1c50e1</meta:generator>
    <dc:date>2018-01-15T10:12:21.122000000</dc:date>
    <meta:document-statistic meta:table-count="0" meta:image-count="0" meta:object-count="0" meta:page-count="1" meta:paragraph-count="8" meta:word-count="63" meta:character-count="72" meta:non-whitespace-character-count="69"/>
    <meta:user-defined meta:name="Info 1"/>
    <meta:user-defined meta:name="Info 2"/>
    <meta:user-defined meta:name="Info 3"/>
    <meta:user-defined meta:name="Info 4"/>
  </office:meta>
</office:document-meta>
</file>